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07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7.846cm" svg:height="2.451cm" svg:x="6.769cm" svg:y="1.379cm">
          <text:p text:style-name="P1">Signal Bru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846cm" svg:height="2.451cm" svg:x="6.769cm" svg:y="4.566cm">
          <text:p text:style-name="P1">FF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847cm" svg:height="2.452cm" svg:x="1.5cm" svg:y="8.405cm"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847cm" svg:height="2.45cm" svg:x="12.253cm" svg:y="8.401cm">
          <text:p text:style-name="P1">Amplitud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847cm" svg:height="2.45cm" svg:x="12.25cm" svg:y="11.897cm">
          <text:p text:style-name="P1">Calcul du g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847cm" svg:height="2.45cm" svg:x="12.25cm" svg:y="15.688cm">
          <text:p text:style-name="P1">Applique le gain</text:p>
          <text:p text:style-name="P1">sur l'amplitud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845cm" svg:height="2.452cm" svg:x="6.875cm" svg:y="20.334cm">
          <text:p text:style-name="P1">FFT</text:p>
          <draw:enhanced-geometry svg:viewBox="0 0 21600 21600" draw:type="rectangle" draw:enhanced-path="M 0 0 L 21600 0 21600 21600 0 21600 0 0 Z N"/>
        </draw:custom-shape>
        <draw:frame draw:style-name="gr2" draw:layer="layout" svg:width="2.213cm" svg:height="1.329cm" svg:x="11.559cm" svg:y="20.623cm">
          <draw:text-box>
            <text:p>-1</text:p>
          </draw:text-box>
        </draw:frame>
        <draw:custom-shape draw:style-name="gr1" draw:text-style-name="P1" xml:id="id7" draw:id="id7" draw:layer="layout" svg:width="7.845cm" svg:height="2.451cm" svg:x="6.875cm" svg:y="24.149cm">
          <text:p text:style-name="P1">Signal Filtré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692cm" svg:y1="7.017cm" svg:x2="5.423cm" svg:y2="8.405cm" draw:start-shape="id1" draw:start-glue-point="2" draw:end-shape="id2" draw:end-glue-point="0" svg:d="m10692 7017v694h-5269v694">
          <text:p/>
        </draw:connector>
        <draw:connector draw:style-name="gr3" draw:text-style-name="P1" draw:layer="layout" svg:x1="10.692cm" svg:y1="7.017cm" svg:x2="16.176cm" svg:y2="8.401cm" draw:start-shape="id1" draw:start-glue-point="2" draw:end-shape="id3" draw:end-glue-point="0" svg:d="m10692 7017v692h5484v692">
          <text:p/>
        </draw:connector>
        <draw:connector draw:style-name="gr3" draw:text-style-name="P1" draw:layer="layout" svg:x1="16.176cm" svg:y1="10.851cm" svg:x2="16.173cm" svg:y2="11.897cm" draw:start-shape="id3" draw:start-glue-point="2" draw:end-shape="id4" draw:end-glue-point="0" svg:d="m16176 10851v523h-3v523">
          <text:p/>
        </draw:connector>
        <draw:connector draw:style-name="gr3" draw:text-style-name="P1" draw:layer="layout" svg:x1="16.173cm" svg:y1="14.347cm" svg:x2="16.173cm" svg:y2="15.688cm" draw:start-shape="id4" draw:start-glue-point="2" draw:end-shape="id5" draw:end-glue-point="0" svg:d="m16173 14347v1341">
          <text:p/>
        </draw:connector>
        <draw:connector draw:style-name="gr3" draw:text-style-name="P1" draw:layer="layout" draw:line-skew="0.064cm" svg:x1="16.173cm" svg:y1="18.138cm" svg:x2="10.797cm" svg:y2="20.334cm" draw:start-shape="id5" draw:start-glue-point="2" draw:end-shape="id6" svg:d="m16173 18138v1162h-5376v1034">
          <text:p/>
        </draw:connector>
        <draw:connector draw:style-name="gr3" draw:text-style-name="P1" draw:layer="layout" draw:line-skew="3.704cm" svg:x1="5.423cm" svg:y1="10.857cm" svg:x2="10.797cm" svg:y2="20.334cm" draw:start-shape="id2" draw:start-glue-point="2" draw:end-shape="id6" draw:end-glue-point="0" svg:d="m5423 10857v8443h5374v1034">
          <text:p/>
        </draw:connector>
        <draw:connector draw:style-name="gr3" draw:text-style-name="P1" draw:layer="layout" svg:x1="10.797cm" svg:y1="22.786cm" svg:x2="10.797cm" svg:y2="24.149cm" draw:start-shape="id6" draw:start-glue-point="2" draw:end-shape="id7" draw:end-glue-point="0" svg:d="m10797 22786v1363">
          <text:p/>
        </draw:connector>
        <draw:connector draw:style-name="gr3" draw:text-style-name="P1" draw:layer="layout" svg:x1="10.692cm" svg:y1="3.83cm" svg:x2="10.692cm" svg:y2="4.566cm" draw:start-shape="id8" draw:start-glue-point="2" draw:end-shape="id1" svg:d="m10692 3830v7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7-08T13:26:04</meta:creation-date>
    <dc:date>2013-07-08T14:17:27</dc:date>
    <dc:creator>Psycko </dc:creator>
    <meta:editing-duration>PT39M59S</meta:editing-duration>
    <meta:editing-cycles>4</meta:editing-cycles>
    <meta:generator>LibreOffice/3.6$Linux_x86 LibreOffice_project/360m1$Build-2</meta:generator>
    <meta:document-statistic meta:object-count="17"/>
  </office:meta>
</office:document-meta>
</file>